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.258169748" calcext:value-type="float">
            <text:p>6.25816974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string" office:string-value="" calcext:value-type="error">
            <text:p>#DIV/0!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535831736" calcext:value-type="float">
            <text:p>3.5358317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string" office:string-value="" calcext:value-type="error">
            <text:p>#DIV/0!</text:p>
          </table:table-cell>
          <table:table-cell table:formula="of:=[.$C$3] / [.$C4]" office:value-type="float" office:value="1.76992860952137" calcext:value-type="float">
            <text:p>1.76992860952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.9277057" calcext:value-type="float">
            <text:p>1.927705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string" office:string-value="" calcext:value-type="error">
            <text:p>#DIV/0!</text:p>
          </table:table-cell>
          <table:table-cell table:formula="of:=[.$C$3] / [.$C5]" office:value-type="float" office:value="3.2464342186673" calcext:value-type="float">
            <text:p>3.2464342186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.521672746" calcext:value-type="float">
            <text:p>1.52167274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string" office:string-value="" calcext:value-type="error">
            <text:p>#DIV/0!</text:p>
          </table:table-cell>
          <table:table-cell table:formula="of:=[.$C$3] / [.$C6]" office:value-type="float" office:value="4.11269096095121" calcext:value-type="float">
            <text:p>4.112690960951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.618463018" calcext:value-type="float">
            <text:p>1.61846301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string" office:string-value="" calcext:value-type="error">
            <text:p>#DIV/0!</text:p>
          </table:table-cell>
          <table:table-cell table:formula="of:=[.$C$3] / [.$C7]" office:value-type="float" office:value="3.86673632847878" calcext:value-type="float">
            <text:p>3.866736328478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.764724901" calcext:value-type="float">
            <text:p>1.76472490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string" office:string-value="" calcext:value-type="error">
            <text:p>#DIV/0!</text:p>
          </table:table-cell>
          <table:table-cell table:formula="of:=[.$C$3] / [.$C8]" office:value-type="float" office:value="3.54625797168371" calcext:value-type="float">
            <text:p>3.546257971683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1" draw:style-name="gr1" draw:text-style-name="P1" svg:width="4.1705in" svg:height="3.5453in" svg:x="0.0004in" svg:y="0.0004in">
              <draw:object draw:notify-on-update-of-ranges="Dataset1.A3:Dataset1.A8 Dataset1.B2:Dataset1.B2 Dataset1.B3:Dataset1.B8 Dataset1.A3:Dataset1.A8 Dataset1.C2:Dataset1.C2 Dataset1.C3:Dataset1.C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draw:z-index="0" draw:style-name="gr1" draw:text-style-name="P1" svg:width="4.1705in" svg:height="3.5453in" svg:x="0.0189in" svg:y="0.0004in">
              <draw:object draw:notify-on-update-of-ranges="Dataset1.E3:Dataset1.E8 Dataset1.F2:Dataset1.F2 Dataset1.F3:Dataset1.F8 Dataset1.E3:Dataset1.E8 Dataset1.G2:Dataset1.G2 Dataset1.G3:Dataset1.G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</table:table>
      <table:table table:name="Datas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.950614193" calcext:value-type="float">
            <text:p>25.95061419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string" office:string-value="" calcext:value-type="error">
            <text:p>#DIV/0!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.18848599" calcext:value-type="float">
            <text:p>14.1884859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string" office:string-value="" calcext:value-type="error">
            <text:p>#DIV/0!</text:p>
          </table:table-cell>
          <table:table-cell table:formula="of:=[.$C$3] / [.$C4]" office:value-type="float" office:value="1.82899107144271" calcext:value-type="float">
            <text:p>1.82899107144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.712420526" calcext:value-type="float">
            <text:p>7.71242052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string" office:string-value="" calcext:value-type="error">
            <text:p>#DIV/0!</text:p>
          </table:table-cell>
          <table:table-cell table:formula="of:=[.$C$3] / [.$C5]" office:value-type="float" office:value="3.364782055843" calcext:value-type="float">
            <text:p>3.3647820558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565532582" calcext:value-type="float">
            <text:p>5.56553258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string" office:string-value="" calcext:value-type="error">
            <text:p>#DIV/0!</text:p>
          </table:table-cell>
          <table:table-cell table:formula="of:=[.$C$3] / [.$C6]" office:value-type="float" office:value="4.66273690983847" calcext:value-type="float">
            <text:p>4.66273690983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.610880686" calcext:value-type="float">
            <text:p>5.61088068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string" office:string-value="" calcext:value-type="error">
            <text:p>#DIV/0!</text:p>
          </table:table-cell>
          <table:table-cell table:formula="of:=[.$C$3] / [.$C7]" office:value-type="float" office:value="4.62505186712502" calcext:value-type="float">
            <text:p>4.62505186712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.633872082" calcext:value-type="float">
            <text:p>6.63387208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string" office:string-value="" calcext:value-type="error">
            <text:p>#DIV/0!</text:p>
          </table:table-cell>
          <table:table-cell table:formula="of:=[.$C$3] / [.$C8]" office:value-type="float" office:value="3.91183518045412" calcext:value-type="float">
            <text:p>3.911835180454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2.A3:Dataset2.A8 Dataset2.B2:Dataset2.B2 Dataset2.B3:Dataset2.B8 Dataset2.A3:Dataset2.A8 Dataset2.C2:Dataset2.C2 Dataset2.C3:Dataset2.C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2.E3:Dataset2.E8 Dataset2.F2:Dataset2.F2 Dataset2.F3:Dataset2.F8 Dataset2.E3:Dataset2.E8 Dataset2.G2:Dataset2.G2 Dataset2.G3:Dataset2.G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</table:table>
      <table:table table:name="Datas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.71292694" calcext:value-type="float">
            <text:p>43.712926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string" office:string-value="" calcext:value-type="error">
            <text:p>#DIV/0!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.585874154" calcext:value-type="float">
            <text:p>22.58587415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string" office:string-value="" calcext:value-type="error">
            <text:p>#DIV/0!</text:p>
          </table:table-cell>
          <table:table-cell table:formula="of:=[.$C$3] / [.$C4]" office:value-type="float" office:value="1.93541001078581" calcext:value-type="float">
            <text:p>1.93541001078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2.43307589" calcext:value-type="float">
            <text:p>12.4330758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string" office:string-value="" calcext:value-type="error">
            <text:p>#DIV/0!</text:p>
          </table:table-cell>
          <table:table-cell table:formula="of:=[.$C$3] / [.$C5]" office:value-type="float" office:value="3.51585780757267" calcext:value-type="float">
            <text:p>3.515857807572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.10564488" calcext:value-type="float">
            <text:p>8.1056448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string" office:string-value="" calcext:value-type="error">
            <text:p>#DIV/0!</text:p>
          </table:table-cell>
          <table:table-cell table:formula="of:=[.$C$3] / [.$C6]" office:value-type="float" office:value="5.39289934202003" calcext:value-type="float">
            <text:p>5.392899342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.411872925" calcext:value-type="float">
            <text:p>8.4118729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string" office:string-value="" calcext:value-type="error">
            <text:p>#DIV/0!</text:p>
          </table:table-cell>
          <table:table-cell table:formula="of:=[.$C$3] / [.$C7]" office:value-type="float" office:value="5.19657480917069" calcext:value-type="float">
            <text:p>5.196574809170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8.854892816" calcext:value-type="float">
            <text:p>8.8548928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string" office:string-value="" calcext:value-type="error">
            <text:p>#DIV/0!</text:p>
          </table:table-cell>
          <table:table-cell table:formula="of:=[.$C$3] / [.$C8]" office:value-type="float" office:value="4.93658453561568" calcext:value-type="float">
            <text:p>4.936584535615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3.A3:Dataset3.A8 Dataset3.B2:Dataset3.B2 Dataset3.B3:Dataset3.B8 Dataset3.A3:Dataset3.A8 Dataset3.C2:Dataset3.C2 Dataset3.C3:Dataset3.C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3.E3:Dataset3.E8 Dataset3.F2:Dataset3.F2 Dataset3.F3:Dataset3.F8 Dataset3.E3:Dataset3.E8 Dataset3.G2:Dataset3.G2 Dataset3.G3:Dataset3.G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</table:table>
      <table:table table:name="Datas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.728404279" calcext:value-type="float">
            <text:p>42.72840427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string" office:string-value="" calcext:value-type="error">
            <text:p>#DIV/0!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1.68650914" calcext:value-type="float">
            <text:p>21.6865091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string" office:string-value="" calcext:value-type="error">
            <text:p>#DIV/0!</text:p>
          </table:table-cell>
          <table:table-cell table:formula="of:=[.$C$3] / [.$C4]" office:value-type="float" office:value="1.970275806178" calcext:value-type="float">
            <text:p>1.970275806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2.322361875" calcext:value-type="float">
            <text:p>12.3223618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string" office:string-value="" calcext:value-type="error">
            <text:p>#DIV/0!</text:p>
          </table:table-cell>
          <table:table-cell table:formula="of:=[.$C$3] / [.$C5]" office:value-type="float" office:value="3.46754986685538" calcext:value-type="float">
            <text:p>3.46754986685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.550053862" calcext:value-type="float">
            <text:p>8.55005386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string" office:string-value="" calcext:value-type="error">
            <text:p>#DIV/0!</text:p>
          </table:table-cell>
          <table:table-cell table:formula="of:=[.$C$3] / [.$C6]" office:value-type="float" office:value="4.99744270254283" calcext:value-type="float">
            <text:p>4.997442702542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.628139847" calcext:value-type="float">
            <text:p>8.62813984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string" office:string-value="" calcext:value-type="error">
            <text:p>#DIV/0!</text:p>
          </table:table-cell>
          <table:table-cell table:formula="of:=[.$C$3] / [.$C7]" office:value-type="float" office:value="4.95221508189354" calcext:value-type="float">
            <text:p>4.952215081893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9.275749392" calcext:value-type="float">
            <text:p>9.27574939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string" office:string-value="" calcext:value-type="error">
            <text:p>#DIV/0!</text:p>
          </table:table-cell>
          <table:table-cell table:formula="of:=[.$C$3] / [.$C8]" office:value-type="float" office:value="4.60646385248956" calcext:value-type="float">
            <text:p>4.606463852489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4.A3:Dataset4.A8 Dataset4.B2:Dataset4.B2 Dataset4.B3:Dataset4.B8 Dataset4.A3:Dataset4.A8 Dataset4.C2:Dataset4.C2 Dataset4.C3:Dataset4.C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4.E3:Dataset4.E8 Dataset4.F2:Dataset4.F2 Dataset4.F3:Dataset4.F8 Dataset4.E3:Dataset4.E8 Dataset4.G2:Dataset4.G2 Dataset4.G3:Dataset4.G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set1.A11:Dataset1.C1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Dataset2.A11:Dataset2.C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set3.A5:Dataset3.C1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ataset4.A11:Dataset4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07:50:43.912249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08:02:05.400882719</dc:date>
    <meta:editing-duration>PT1H25M51S</meta:editing-duration>
    <meta:editing-cycles>4</meta:editing-cycles>
    <meta:generator>LibreOffice/7.6.3.2$Linux_X86_64 LibreOffice_project/60$Build-2</meta:generator>
    <meta:document-statistic meta:table-count="4" meta:cell-count="248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1.A3:Dataset1.C8 Dataset1.B2:Dataset1.C2" chart:data-source-has-labels="row" svg:x="0.809cm" svg:y="1.04cm" svg:width="9.587cm" svg:height="6.8cm">
          <chart:coordinate-region svg:x="1.245cm" svg:y="1.24cm" svg:width="9.044cm" svg:height="5.953cm"/>
          <chart:axis chart:dimension="x" chart:name="primary-x" chart:style-name="ch5">
            <chart:title svg:x="4.949cm" svg:y="8.02cm" chart:style-name="ch6">
              <text:p>Threads</text:p>
            </chart:title>
          </chart:axis>
          <chart:axis chart:dimension="y" chart:name="primary-y" chart:style-name="ch7">
            <chart:title svg:x="0.038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1.B3:Dataset1.B8" chart:label-cell-address="Dataset1.B2:Dataset1.B2" chart:class="chart:scatter">
            <chart:domain table:cell-range-address="Dataset1.A3:Dataset1.A8"/>
            <chart:data-point chart:repeated="6"/>
          </chart:series>
          <chart:series chart:style-name="ch11" chart:values-cell-range-address="Dataset1.C3:Dataset1.C8" chart:label-cell-address="Dataset1.C2:Dataset1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1.B2:Dataset1.B2</svg:desc>
                </draw:g>
              </table:table-cell>
              <table:table-cell office:value-type="string">
                <text:p>AORUS 15P KD 993AD</text:p>
                <draw:g>
                  <svg:desc>Dataset1.C2:Datas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1.A3:Dataset1.A8</svg:desc>
                </draw:g>
              </table:table-cell>
              <table:table-cell office:value-type="float" office:value="NaN">
                <text:p>NaN</text:p>
                <draw:g>
                  <svg:desc>Dataset1.B3:Dataset1.B8</svg:desc>
                </draw:g>
              </table:table-cell>
              <table:table-cell office:value-type="float" office:value="6.258169748">
                <text:p>6.258169748</text:p>
                <draw:g>
                  <svg:desc>Dataset1.C3:Datas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.535831736">
                <text:p>3.535831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.9277057">
                <text:p>1.9277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.521672746">
                <text:p>1.521672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.618463018">
                <text:p>1.61846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764724901">
                <text:p>1.764724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2.A3:Dataset2.C8 Dataset2.B2:Dataset2.C2" chart:data-source-has-labels="row" svg:x="0.624cm" svg:y="1.041cm" svg:width="9.772cm" svg:height="6.799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2.B3:Dataset2.B8" chart:label-cell-address="Dataset2.B2:Dataset2.B2" chart:class="chart:scatter">
            <chart:domain table:cell-range-address="Dataset2.A3:Dataset2.A8"/>
            <chart:data-point chart:repeated="6"/>
          </chart:series>
          <chart:series chart:style-name="ch11" chart:values-cell-range-address="Dataset2.C3:Dataset2.C8" chart:label-cell-address="Dataset2.C2:Dataset2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2.B2:Dataset2.B2</svg:desc>
                </draw:g>
              </table:table-cell>
              <table:table-cell office:value-type="string">
                <text:p>AORUS 15P KD 993AD</text:p>
                <draw:g>
                  <svg:desc>Dataset2.C2:Datas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2.A3:Dataset2.A8</svg:desc>
                </draw:g>
              </table:table-cell>
              <table:table-cell office:value-type="float" office:value="NaN">
                <text:p>NaN</text:p>
                <draw:g>
                  <svg:desc>Dataset2.B3:Dataset2.B8</svg:desc>
                </draw:g>
              </table:table-cell>
              <table:table-cell office:value-type="float" office:value="25.950614193">
                <text:p>25.950614193</text:p>
                <draw:g>
                  <svg:desc>Dataset2.C3:Dataset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4.18848599">
                <text:p>14.18848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.712420526">
                <text:p>7.71242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.565532582">
                <text:p>5.565532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610880686">
                <text:p>5.61088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6.633872082">
                <text:p>6.633872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3.A3:Dataset3.C8 Dataset3.B2:Dataset3.C2" chart:data-source-has-labels="row" svg:x="0.624cm" svg:y="1.04cm" svg:width="9.772cm" svg:height="6.8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3.B3:Dataset3.B8" chart:label-cell-address="Dataset3.B2:Dataset3.B2" chart:class="chart:scatter">
            <chart:domain table:cell-range-address="Dataset3.A3:Dataset3.A8"/>
            <chart:data-point chart:repeated="6"/>
          </chart:series>
          <chart:series chart:style-name="ch11" chart:values-cell-range-address="Dataset3.C3:Dataset3.C8" chart:label-cell-address="Dataset3.C2:Dataset3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3.B2:Dataset3.B2</svg:desc>
                </draw:g>
              </table:table-cell>
              <table:table-cell office:value-type="string">
                <text:p>AORUS 15P KD 993AD</text:p>
                <draw:g>
                  <svg:desc>Dataset3.C2:Dataset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3.A3:Dataset3.A8</svg:desc>
                </draw:g>
              </table:table-cell>
              <table:table-cell office:value-type="float" office:value="NaN">
                <text:p>NaN</text:p>
                <draw:g>
                  <svg:desc>Dataset3.B3:Dataset3.B8</svg:desc>
                </draw:g>
              </table:table-cell>
              <table:table-cell office:value-type="float" office:value="43.71292694">
                <text:p>43.71292694</text:p>
                <draw:g>
                  <svg:desc>Dataset3.C3:Dataset3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2.585874154">
                <text:p>22.585874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.43307589">
                <text:p>12.43307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.10564488">
                <text:p>8.10564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8.411872925">
                <text:p>8.411872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8.854892816">
                <text:p>8.854892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4.A3:Dataset4.C8 Dataset4.B2:Dataset4.C2" chart:data-source-has-labels="row" svg:x="0.624cm" svg:y="1.041cm" svg:width="9.772cm" svg:height="6.799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4.B3:Dataset4.B8" chart:label-cell-address="Dataset4.B2:Dataset4.B2" chart:class="chart:scatter">
            <chart:domain table:cell-range-address="Dataset4.A3:Dataset4.A8"/>
            <chart:data-point chart:repeated="6"/>
          </chart:series>
          <chart:series chart:style-name="ch11" chart:values-cell-range-address="Dataset4.C3:Dataset4.C8" chart:label-cell-address="Dataset4.C2:Dataset4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4.B2:Dataset4.B2</svg:desc>
                </draw:g>
              </table:table-cell>
              <table:table-cell office:value-type="string">
                <text:p>AORUS 15P KD 993AD</text:p>
                <draw:g>
                  <svg:desc>Dataset4.C2:Dataset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4.A3:Dataset4.A8</svg:desc>
                </draw:g>
              </table:table-cell>
              <table:table-cell office:value-type="float" office:value="NaN">
                <text:p>NaN</text:p>
                <draw:g>
                  <svg:desc>Dataset4.B3:Dataset4.B8</svg:desc>
                </draw:g>
              </table:table-cell>
              <table:table-cell office:value-type="float" office:value="42.728404279">
                <text:p>42.728404279</text:p>
                <draw:g>
                  <svg:desc>Dataset4.C3:Dataset4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.68650914">
                <text:p>21.68650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.322361875">
                <text:p>12.32236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.550053862">
                <text:p>8.550053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8.628139847">
                <text:p>8.628139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9.275749392">
                <text:p>9.2757493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title svg:x="4.301cm" svg:y="0.316cm" chart:style-name="ch2">
          <text:p>main-title</text:p>
        </chart:title>
        <chart:subtitle svg:x="0cm" svg:y="0cm" chart:style-name="ch3">
          <text:p/>
        </chart:subtitle>
        <chart:legend chart:legend-position="end" svg:x="6.879cm" svg:y="4.941cm" style:legend-expansion="custom" svg:width="3.168cm" svg:height="2.078cm" style:legend-expansion-aspect-ratio="1.52454282964389" chart:style-name="ch4"/>
        <chart:plot-area chart:style-name="ch5" table:cell-range-address="Dataset1.E3:Dataset1.G8 Dataset1.F2:Dataset1.G2" chart:data-source-has-labels="row" svg:x="0.518cm" svg:y="1.041cm" svg:width="9.878cm" svg:height="6.799cm">
          <chart:coordinate-region svg:x="1.245cm" svg:y="1.24cm" svg:width="9.044cm" svg:height="5.953cm"/>
          <chart:axis chart:dimension="x" chart:name="primary-x" chart:style-name="ch6">
            <chart:title svg:x="4.804cm" svg:y="8.02cm" chart:style-name="ch7">
              <text:p>Threads</text:p>
            </chart:title>
          </chart:axis>
          <chart:axis chart:dimension="y" chart:name="primary-y" chart:style-name="ch8">
            <chart:title svg:x="0cm" svg:y="4.854cm" chart:style-name="ch9">
              <text:p>Time</text:p>
            </chart:title>
            <chart:grid chart:style-name="ch10" chart:class="major"/>
          </chart:axis>
          <chart:series chart:style-name="ch11" chart:values-cell-range-address="Dataset1.F3:Dataset1.F8" chart:label-cell-address="Dataset1.F2:Dataset1.F2" chart:class="chart:scatter">
            <chart:domain table:cell-range-address="Dataset1.E3:Dataset1.E8"/>
            <chart:data-point chart:repeated="6"/>
          </chart:series>
          <chart:series chart:style-name="ch12" chart:values-cell-range-address="Dataset1.G3:Dataset1.G8" chart:label-cell-address="Dataset1.G2:Dataset1.G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1.F2:Dataset1.F2</svg:desc>
                </draw:g>
              </table:table-cell>
              <table:table-cell office:value-type="string">
                <text:p>AORUS 15P KD 993AD</text:p>
                <draw:g>
                  <svg:desc>Dataset1.G2:Datas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1.E3:Dataset1.E8</svg:desc>
                </draw:g>
              </table:table-cell>
              <table:table-cell office:value-type="float" office:value="NaN">
                <text:p>NaN</text:p>
                <draw:g>
                  <svg:desc>Dataset1.F3:Dataset1.F8</svg:desc>
                </draw:g>
              </table:table-cell>
              <table:table-cell office:value-type="float" office:value="1">
                <text:p>1</text:p>
                <draw:g>
                  <svg:desc>Dataset1.G3:Datas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76992860952137">
                <text:p>1.76992860952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.2464342186673">
                <text:p>3.2464342186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4.11269096095121">
                <text:p>4.11269096095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.86673632847878">
                <text:p>3.86673632847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.54625797168371">
                <text:p>3.546257971683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2.E3:Dataset2.G8 Dataset2.F2:Dataset2.G2" chart:data-source-has-labels="row" svg:x="0.518cm" svg:y="1.04cm" svg:width="9.878cm" svg:height="6.8cm">
          <chart:coordinate-region svg:x="1.245cm" svg:y="1.24cm" svg:width="9.044cm" svg:height="5.953cm"/>
          <chart:axis chart:dimension="x" chart:name="primary-x" chart:style-name="ch5">
            <chart:title svg:x="4.804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2.F3:Dataset2.F8" chart:label-cell-address="Dataset2.F2:Dataset2.F2" chart:class="chart:scatter">
            <chart:domain table:cell-range-address="Dataset2.E3:Dataset2.E8"/>
            <chart:data-point chart:repeated="6"/>
          </chart:series>
          <chart:series chart:style-name="ch11" chart:values-cell-range-address="Dataset2.G3:Dataset2.G8" chart:label-cell-address="Dataset2.G2:Dataset2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2.F2:Dataset2.F2</svg:desc>
                </draw:g>
              </table:table-cell>
              <table:table-cell office:value-type="string">
                <text:p>AORUS 15P KD 993AD</text:p>
                <draw:g>
                  <svg:desc>Dataset2.G2:Dataset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2.E3:Dataset2.E8</svg:desc>
                </draw:g>
              </table:table-cell>
              <table:table-cell office:value-type="float" office:value="NaN">
                <text:p>NaN</text:p>
                <draw:g>
                  <svg:desc>Dataset2.F3:Dataset2.F8</svg:desc>
                </draw:g>
              </table:table-cell>
              <table:table-cell office:value-type="float" office:value="1">
                <text:p>1</text:p>
                <draw:g>
                  <svg:desc>Dataset2.G3:Dataset2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82899107144271">
                <text:p>1.82899107144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.364782055843">
                <text:p>3.364782055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4.66273690983847">
                <text:p>4.66273690983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.62505186712502">
                <text:p>4.62505186712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.91183518045412">
                <text:p>3.911835180454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3.E3:Dataset3.G8 Dataset3.F2:Dataset3.G2" chart:data-source-has-labels="row" svg:x="0.809cm" svg:y="1.041cm" svg:width="9.587cm" svg:height="6.799cm">
          <chart:coordinate-region svg:x="1.245cm" svg:y="1.24cm" svg:width="9.044cm" svg:height="5.953cm"/>
          <chart:axis chart:dimension="x" chart:name="primary-x" chart:style-name="ch5">
            <chart:title svg:x="4.949cm" svg:y="8.02cm" chart:style-name="ch6">
              <text:p>Threads</text:p>
            </chart:title>
          </chart:axis>
          <chart:axis chart:dimension="y" chart:name="primary-y" chart:style-name="ch7">
            <chart:title svg:x="0.038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3.F3:Dataset3.F8" chart:label-cell-address="Dataset3.F2:Dataset3.F2" chart:class="chart:scatter">
            <chart:domain table:cell-range-address="Dataset3.E3:Dataset3.E8"/>
            <chart:data-point chart:repeated="6"/>
          </chart:series>
          <chart:series chart:style-name="ch11" chart:values-cell-range-address="Dataset3.G3:Dataset3.G8" chart:label-cell-address="Dataset3.G2:Dataset3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3.F2:Dataset3.F2</svg:desc>
                </draw:g>
              </table:table-cell>
              <table:table-cell office:value-type="string">
                <text:p>AORUS 15P KD 993AD</text:p>
                <draw:g>
                  <svg:desc>Dataset3.G2:Dataset3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3.E3:Dataset3.E8</svg:desc>
                </draw:g>
              </table:table-cell>
              <table:table-cell office:value-type="float" office:value="NaN">
                <text:p>NaN</text:p>
                <draw:g>
                  <svg:desc>Dataset3.F3:Dataset3.F8</svg:desc>
                </draw:g>
              </table:table-cell>
              <table:table-cell office:value-type="float" office:value="1">
                <text:p>1</text:p>
                <draw:g>
                  <svg:desc>Dataset3.G3:Dataset3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93541001078581">
                <text:p>1.93541001078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.51585780757267">
                <text:p>3.51585780757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.39289934202003">
                <text:p>5.39289934202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19657480917069">
                <text:p>5.19657480917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.93658453561568">
                <text:p>4.936584535615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4.E3:Dataset4.G8 Dataset4.F2:Dataset4.G2" chart:data-source-has-labels="row" svg:x="0.809cm" svg:y="1.041cm" svg:width="9.587cm" svg:height="6.799cm">
          <chart:coordinate-region svg:x="1.245cm" svg:y="1.24cm" svg:width="9.044cm" svg:height="5.953cm"/>
          <chart:axis chart:dimension="x" chart:name="primary-x" chart:style-name="ch5">
            <chart:title svg:x="4.949cm" svg:y="8.02cm" chart:style-name="ch6">
              <text:p>Threads</text:p>
            </chart:title>
          </chart:axis>
          <chart:axis chart:dimension="y" chart:name="primary-y" chart:style-name="ch7">
            <chart:title svg:x="0.038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4.F3:Dataset4.F8" chart:label-cell-address="Dataset4.F2:Dataset4.F2" chart:class="chart:scatter">
            <chart:domain table:cell-range-address="Dataset4.E3:Dataset4.E8"/>
            <chart:data-point chart:repeated="6"/>
          </chart:series>
          <chart:series chart:style-name="ch11" chart:values-cell-range-address="Dataset4.G3:Dataset4.G8" chart:label-cell-address="Dataset4.G2:Dataset4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4.F2:Dataset4.F2</svg:desc>
                </draw:g>
              </table:table-cell>
              <table:table-cell office:value-type="string">
                <text:p>AORUS 15P KD 993AD</text:p>
                <draw:g>
                  <svg:desc>Dataset4.G2:Dataset4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4.E3:Dataset4.E8</svg:desc>
                </draw:g>
              </table:table-cell>
              <table:table-cell office:value-type="float" office:value="NaN">
                <text:p>NaN</text:p>
                <draw:g>
                  <svg:desc>Dataset4.F3:Dataset4.F8</svg:desc>
                </draw:g>
              </table:table-cell>
              <table:table-cell office:value-type="float" office:value="1">
                <text:p>1</text:p>
                <draw:g>
                  <svg:desc>Dataset4.G3:Dataset4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970275806178">
                <text:p>1.970275806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.46754986685538">
                <text:p>3.46754986685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4.99744270254283">
                <text:p>4.99744270254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.95221508189354">
                <text:p>4.9522150818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.60646385248956">
                <text:p>4.606463852489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